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DC00000465191266379A986C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35cm" fo:min-width="2.9cm"/>
    </style:style>
    <style:style style:name="gr3" style:family="graphic" style:parent-style-name="standard">
      <style:graphic-properties draw:fill="solid" draw:fill-color="#fc5c00" draw:textarea-horizontal-align="justify" draw:textarea-vertical-align="middle" draw:auto-grow-height="false" fo:min-height="2.35cm" fo:min-width="3.5cm"/>
    </style:style>
    <style:style style:name="gr4" style:family="graphic" style:parent-style-name="standard">
      <style:graphic-properties draw:fill="solid" draw:fill-color="#18a303" draw:textarea-horizontal-align="justify" draw:textarea-vertical-align="middle" draw:auto-grow-height="false" fo:min-height="2.593cm" fo:min-width="2.783cm"/>
    </style:style>
    <style:style style:name="gr5" style:family="graphic" style:parent-style-name="standard">
      <style:graphic-properties svg:stroke-width="0.2cm" svg:stroke-color="#3465a4" draw:marker-start-width="0.8cm" draw:marker-end-width="0.8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draw:marker-start-width="0.5cm" draw:marker-end-width="0.5cm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2.1cm"/>
    </style:style>
    <style:style style:name="gr8" style:family="graphic" style:parent-style-name="standard">
      <style:graphic-properties draw:fill="solid" draw:fill-color="#f09e6f" draw:textarea-horizontal-align="justify" draw:textarea-vertical-align="middle" draw:auto-grow-height="false" fo:min-height="2.35cm" fo:min-width="2.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8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cm"/>
    </style:style>
    <style:style style:name="gr14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0.798cm"/>
    </style:style>
    <style:style style:name="gr15" style:family="graphic" style:parent-style-name="standard">
      <style:graphic-properties draw:textarea-horizontal-align="justify" draw:textarea-vertical-align="middle" draw:auto-grow-height="false" fo:min-height="1.58cm" fo:min-width="6.666cm"/>
    </style:style>
    <style:style style:name="gr16" style:family="graphic" style:parent-style-name="standard">
      <style:graphic-properties svg:stroke-color="#3465a4" draw:fill="solid" draw:fill-color="#fc5c00" draw:textarea-horizontal-align="justify" draw:textarea-vertical-align="middle" draw:auto-grow-height="false" fo:min-height="3.588cm" fo:min-width="6.666cm"/>
    </style:style>
    <style:style style:name="gr17" style:family="graphic" style:parent-style-name="standard">
      <style:graphic-properties draw:fill="solid" draw:fill-color="#fde9a9" draw:textarea-horizontal-align="justify" draw:textarea-vertical-align="middle" draw:auto-grow-height="false" fo:min-height="2.418cm" fo:min-width="6.666cm"/>
    </style:style>
    <style:style style:name="gr18" style:family="graphic" style:parent-style-name="standard">
      <style:graphic-properties draw:fill="solid" draw:fill-color="#f9cfb5" draw:textarea-horizontal-align="justify" draw:textarea-vertical-align="middle" draw:auto-grow-height="false" fo:min-height="1.45cm" fo:min-width="6.666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441cm"/>
    </style:style>
    <style:style style:name="gr21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4.929cm" fo:min-width="5.48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svg:stroke-width="0.2cm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8cm" fo:min-width="16.423cm"/>
    </style:style>
    <style:style style:name="gr2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8.716cm" fo:min-width="15.738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7" style:family="graphic" style:parent-style-name="standard">
      <style:graphic-properties draw:stroke="solid" svg:stroke-width="0.026cm" svg:stroke-color="#4a7ebb" draw:fill="solid" draw:fill-color="#c0504d" draw:textarea-vertical-align="middle" draw:auto-grow-height="false" draw:fit-to-size="false" style:shrink-to-fit="false" fo:min-height="1.646cm" fo:min-width="3.13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8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.392cm" fo:min-width="0.2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9" style:family="graphic" style:parent-style-name="standard">
      <style:graphic-properties draw:stroke="solid" svg:stroke-width="0.026cm" svg:stroke-color="#4a7ebb" draw:fill="solid" draw:fill-color="#ffff00" draw:textarea-vertical-align="middle" draw:auto-grow-height="false" draw:fit-to-size="false" style:shrink-to-fit="false" fo:min-height="0.392cm" fo:min-width="0.25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0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5.025cm" fo:min-width="0.85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1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3.205cm" fo:min-width="0.80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2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3.923cm" fo:min-width="0.76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3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827cm" fo:min-width="1.85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4" style:family="graphic" style:parent-style-name="standard">
      <style:graphic-properties draw:stroke="solid" svg:stroke-width="0.026cm" svg:stroke-color="#4a7ebb" draw:fill="solid" draw:fill-color="#ffc000" draw:textarea-vertical-align="middle" draw:auto-grow-height="false" draw:fit-to-size="false" style:shrink-to-fit="false" fo:min-height="1.073cm" fo:min-width="1.44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5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.377cm" fo:min-width="1.89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6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1.948cm" fo:min-width="1.89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7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895cm" fo:min-width="0.0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8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65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9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0.518cm" fo:min-width="0.28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0" style:family="graphic" style:parent-style-name="standard">
      <style:graphic-properties draw:stroke="solid" svg:stroke-width="0.071cm" svg:stroke-color="#000000" draw:marker-end="msArrowEnd_20_5" draw:marker-end-width="0.213cm" draw:marker-end-center="false" draw:fill="none" draw:textarea-vertical-align="top" draw:auto-grow-height="false" fo:min-height="1.157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0.22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215cm" fo:min-width="0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notes">
      <style:graphic-properties draw:fill-color="#ffffff" fo:min-height="13.364cm"/>
    </style:style>
    <style:style style:name="pr8" style:family="presentation" style:parent-style-name="Title_20__2b__20_Content-outline1">
      <style:graphic-properties draw:auto-grow-height="false" fo:min-height="10.798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  <style:text-properties fo:language="en" fo:country="GB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en" fo:country="GB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language="en" fo:country="GB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language="en" fo:country="GB" style:font-size-asian="14pt" style:font-size-complex="14pt"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c5c00"/>
      <style:paragraph-properties fo:text-align="center"/>
      <style:text-properties fo:font-size="18pt" fo:language="en" fo:country="GB"/>
    </style:style>
    <style:style style:name="P19" style:family="paragraph">
      <loext:graphic-properties draw:fill="solid" draw:fill-color="#18a303"/>
      <style:paragraph-properties fo:text-align="center"/>
      <style:text-properties fo:font-size="18pt" fo:language="en" fo:country="GB"/>
    </style:style>
    <style:style style:name="P20" style:family="paragraph">
      <style:paragraph-properties fo:text-align="center"/>
      <style:text-properties fo:font-size="18pt" fo:language="en" fo:country="GB"/>
    </style:style>
    <style:style style:name="P21" style:family="paragraph">
      <loext:graphic-properties draw:fill="solid" draw:fill-color="#f09e6f"/>
      <style:paragraph-properties fo:text-align="center"/>
      <style:text-properties fo:font-size="18pt" fo:language="en" fo:country="GB"/>
    </style:style>
    <style:style style:name="P22" style:family="paragraph">
      <loext:graphic-properties draw:fill="none" draw:fill-color="#ffffff"/>
      <style:text-properties fo:font-size="18pt" fo:language="en" fo:country="GB"/>
    </style:style>
    <style:style style:name="P23" style:family="paragraph">
      <loext:graphic-properties draw:fill-color="#ffffff"/>
      <style:text-properties fo:font-size="20pt" fo:language="en" fo:country="GB"/>
    </style:style>
    <style:style style:name="P2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solid" draw:fill-color="#fc5c00"/>
      <style:paragraph-properties fo:text-align="center"/>
      <style:text-properties fo:font-size="18pt"/>
    </style:style>
    <style:style style:name="P32" style:family="paragraph">
      <loext:graphic-properties draw:fill="solid" draw:fill-color="#fde9a9"/>
      <style:paragraph-properties fo:text-align="center"/>
      <style:text-properties fo:font-size="18pt"/>
    </style:style>
    <style:style style:name="P33" style:family="paragraph">
      <loext:graphic-properties draw:fill="solid" draw:fill-color="#f9cfb5"/>
      <style:paragraph-properties fo:text-align="center"/>
      <style:text-properties fo:font-size="18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font-size="12pt" style:font-size-asian="12pt" style:font-size-complex="12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7" style:family="paragraph">
      <loext:graphic-properties draw:fill="solid" draw:fill-color="#c0504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42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3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44" style:family="paragraph">
      <loext:graphic-properties draw:fill="none"/>
      <style:paragraph-properties fo:text-align="start"/>
      <style:text-properties fo:font-size="18pt"/>
    </style:style>
    <style:style style:name="P45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en" fo:country="GB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8pt" fo:language="en" fo:country="GB"/>
    </style:style>
    <style:style style:name="T7" style:family="text">
      <style:text-properties fo:font-size="20pt" fo:language="en" fo:country="GB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6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36pt" style:language-asian="en" style:country-asian="US" style:font-style-asian="normal" style:font-weight-asian="bold" style:font-name-complex="Lucida Sans" style:font-size-complex="3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size="1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32pt" style:language-asian="en" style:country-asian="US" style:font-style-asian="normal" style:font-weight-asian="normal" style:font-name-complex="Lucida Sans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language-asian="en" style:country-asian="US" style:font-style-asian="normal" style:font-weight-asian="normal" style:font-name-complex="Lucida Sans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fo:color="#ce181e" fo:font-weight="bold" style:font-weight-asian="bold" style:font-weight-complex="bold"/>
    </style:style>
    <style:style style:name="T25" style:family="text">
      <style:text-properties fo:color="#ce181e" style:text-underline-style="none" fo:font-weight="bold" style:font-weight-asian="bold" style:font-weight-complex="bold"/>
    </style:style>
    <style:style style:name="T26" style:family="text">
      <style:text-properties fo:color="#ce181e" fo:text-shadow="none" fo:font-weight="bold" style:font-weight-asian="bold" style:font-weight-complex="bold"/>
    </style:style>
    <style:style style:name="T27" style:family="text">
      <style:text-properties fo:color="#ce181e" fo:font-size="18pt" fo:font-weight="bold" style:font-weight-asian="bold" style:font-weight-complex="bold"/>
    </style:style>
    <style:style style:name="T28" style:family="text">
      <style:text-properties fo:color="#ce181e" fo:font-size="18pt" style:text-underline-style="none" fo:font-weight="bold" style:font-weight-asian="bold" style:font-weight-complex="bold"/>
    </style:style>
    <style:style style:name="T29" style:family="text">
      <style:text-properties fo:color="#18a303" fo:font-size="18pt" fo:font-weight="bold" style:font-weight-asian="bold" style:font-weight-complex="bold"/>
    </style:style>
    <style:style style:name="T30" style:family="text">
      <style:text-properties style:use-window-font-color="true" fo:font-size="18pt" fo:font-weight="normal" style:font-weight-asian="normal" style:font-weight-complex="normal"/>
    </style:style>
    <style:style style:name="T31" style:family="text">
      <style:text-properties style:use-window-font-color="true" fo:font-size="18pt"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office:forms form:automatic-focus="false" form:apply-design-mode="false"/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</text:span><text:span text:style-name="T1">e 4: </text:span><text:span text:style-name="T1">IOb-</text:span><text:span text:style-name="T1">SoC </text:span><text:span text:style-name="T1">Tour </text:span><text:span text:style-name="T1">(conti</text:span><text:span text:style-name="T1">nued) </text:span><text:span text:style-name="T1">and </text:span><text:span text:style-name="T1">first </text:span><text:span text:style-name="T1">Verilo</text:span><text:span text:style-name="T1">g </text:span><text:span text:style-name="T1">notion</text:span><text:span text:style-name="T1">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</text:span><text:span text:style-name="T2">DEEC/Instituto </text:span><text:span text:style-name="T2">Superior </text:span><text:span text:style-name="T2">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</text:span><text:span text:style-name="T3">mpu</text:span><text:span text:style-name="T3">ter </text:span><text:span text:style-name="T3">Elec</text:span><text:span text:style-name="T3">tron</text:span><text:span text:style-name="T3">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_2b__20_Content" presentation:presentation-page-layout-name="AL2T11">
        <office:forms form:automatic-focus="false" form:apply-design-mode="false"/>
        <draw:custom-shape draw:style-name="gr2" draw:text-style-name="P10" xml:id="id1" draw:id="id1" draw:layer="layout" svg:width="3.4cm" svg:height="0.6cm" draw:transform="rotate (1.5707963267949) translate (17.965cm 10.227cm)">
          <draw:glue-point draw:id="8" svg:x="5cm" svg:y="3.27cm"/>
          <draw:glue-point draw:id="9" svg:x="5cm" svg:y="1.35cm"/>
          <draw:glue-point draw:id="10" svg:x="5cm" svg:y="-1.255cm"/>
          <draw:glue-point draw:id="11" svg:x="5cm" svg:y="-3.252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name="Title 1" presentation:style-name="pr5" draw:text-style-name="P12" draw:layer="layout" svg:width="23.614cm" svg:height="2.411cm" svg:x="1.059cm" svg:y="3.226cm" presentation:class="title" presentation:user-transformed="true">
          <draw:text-box>
            <text:p text:style-name="P11"><text:span text:style-name="T4">IOb-SoC: recap of last lesson &amp; more </text:span></text:p>
          </draw:text-box>
        </draw:frame>
        <draw:frame draw:name="Date Placeholder 3" presentation:style-name="pr6" draw:text-style-name="P14" draw:layer="layout" svg:width="5.131cm" svg:height="0.851cm" svg:x="2.065cm" svg:y="21.618cm" presentation:class="date-time" presentation:user-transformed="true">
          <draw:text-box>
            <text:p text:style-name="P13"><text:span text:style-name="T5"><text:date style:data-style-name="D4" text:date-value="2020-10-06">06/10/2020</text:date></text:span></text:p>
          </draw:text-box>
        </draw:frame>
        <draw:frame draw:name="Footer Placeholder 4" presentation:style-name="pr6" draw:text-style-name="P16" draw:layer="layout" svg:width="8.646cm" svg:height="0.851cm" svg:x="8.075cm" svg:y="21.618cm" presentation:class="footer" presentation:user-transformed="true">
          <draw:text-box>
            <text:p text:style-name="P15"><text:span text:style-name="T5">EC/SEC: DEEC/Instituto Superior Técnico </text:span></text:p>
          </draw:text-box>
        </draw:frame>
        <draw:custom-shape draw:style-name="gr3" draw:text-style-name="P18" xml:id="id3" draw:id="id3" draw:layer="layout" svg:width="4cm" svg:height="2.6cm" svg:x="10.6cm" svg:y="7.2cm">
          <text:p text:style-name="P17"><text:span text:style-name="T6">CPU</text:span></text:p>
          <text:p text:style-name="P17"><text:span text:style-name="T6">Wrapper</text:span></text:p>
          <text:p text:style-name="P17"><text:span text:style-name="T6">I/D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xml:id="id2" draw:id="id2" draw:layer="layout" svg:width="3.4cm" svg:height="0.6cm" svg:x="19.066cm" svg:y="10.452cm">
          <draw:glue-point draw:id="8" svg:x="-3.279cm" svg:y="5cm"/>
          <draw:glue-point draw:id="9" svg:x="-1.35cm" svg:y="5cm"/>
          <draw:glue-point draw:id="10" svg:x="1.264cm" svg:y="5cm"/>
          <draw:glue-point draw:id="11" svg:x="3.261cm" svg:y="5cm"/>
          <text:p/>
    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9" xml:id="id4" draw:id="id4" draw:layer="layout" svg:width="3.283cm" svg:height="2.843cm" svg:x="3.789cm" svg:y="7.084cm">
          <text:p text:style-name="P17"><text:span text:style-name="T6">Dual-Port</text:span></text:p>
          <text:p text:style-name="P17"><text:span text:style-name="T6">I/D</text:span></text:p>
          <text:p text:style-name="P17"><text:span text:style-name="T6">Memory</text:span></text:p>
          <draw:enhanced-geometry svg:viewBox="0 0 21600 21600" draw:type="rectangle" draw:enhanced-path="M 0 0 L 21600 0 21600 21600 0 21600 0 0 Z N"/>
        </draw:custom-shape>
        <draw:connector draw:style-name="gr5" draw:text-style-name="P10" draw:layer="layout" svg:x1="18.565cm" svg:y1="9.638cm" svg:x2="20.767cm" svg:y2="10.452cm" draw:start-shape="id1" draw:start-glue-point="8" draw:end-shape="id2" draw:end-glue-point="5" svg:d="M18565 9638h2202v814" svg:viewBox="0 0 2203 815">
          <text:p/>
        </draw:connector>
        <draw:connector draw:style-name="gr6" draw:text-style-name="P10" draw:layer="layout" svg:x1="10.6cm" svg:y1="8.5cm" svg:x2="7.072cm" svg:y2="8.505cm" draw:start-shape="id3" draw:end-shape="id4" draw:end-glue-point="1" svg:d="M10600 8500h-1764v5h-1764" svg:viewBox="0 0 3529 6">
          <text:p/>
        </draw:connector>
        <draw:connector draw:style-name="gr6" draw:text-style-name="P10" draw:layer="layout" svg:x1="21.874cm" svg:y1="11.052cm" svg:x2="21.889cm" svg:y2="14.392cm" draw:start-shape="id2" draw:start-glue-point="11" draw:end-shape="id5" svg:d="M21874 11052v1670h15v1670" svg:viewBox="0 0 16 3341">
          <text:p/>
        </draw:connector>
        <draw:custom-shape draw:style-name="gr7" draw:text-style-name="P20" xml:id="id5" draw:id="id5" draw:layer="layout" svg:width="2.6cm" svg:height="2cm" svg:x="20.589cm" svg:y="14.392cm">
          <text:p text:style-name="P17"><text:span text:style-name="T6">UART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xml:id="id6" draw:id="id6" draw:layer="layout" svg:width="3.4cm" svg:height="2.6cm" svg:x="11.425cm" svg:y="14.267cm">
          <text:p text:style-name="P17"><text:span text:style-name="T6">User</text:span></text:p>
          <text:p text:style-name="P17"><text:span text:style-name="T6">Hardware</text:span></text:p>
          <text:p text:style-name="P17"><text:span text:style-name="T6">Accel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0" draw:layer="layout" svg:x1="19.652cm" svg:y1="11.052cm" svg:x2="13.125cm" svg:y2="14.267cm" draw:start-shape="id2" draw:start-glue-point="8" draw:end-shape="id6" draw:end-glue-point="0" svg:d="M19652 11052v1608h-6527v1607" svg:viewBox="0 0 6528 3216">
          <text:p/>
        </draw:connector>
        <draw:frame draw:style-name="gr9" draw:text-style-name="P22" draw:layer="layout" svg:width="3.69cm" svg:height="0.962cm" svg:x="21.889cm" svg:y="12.59cm">
          <draw:text-box>
            <text:p><text:span text:style-name="T6">UART BUS</text:span></text:p>
          </draw:text-box>
        </draw:frame>
        <draw:frame draw:style-name="gr10" draw:text-style-name="P22" draw:layer="layout" svg:width="6.683cm" svg:height="0.962cm" svg:x="10.013cm" svg:y="11.636cm">
          <draw:text-box>
            <text:p><text:span text:style-name="T6">ACCELERATOR BUS</text:span></text:p>
          </draw:text-box>
        </draw:frame>
        <draw:frame draw:style-name="gr11" draw:text-style-name="P22" draw:layer="layout" svg:width="2.592cm" svg:height="0.962cm" svg:x="14.857cm" svg:y="7.543cm">
          <draw:text-box>
            <text:p><text:span text:style-name="T6">DBUS</text:span></text:p>
          </draw:text-box>
        </draw:frame>
        <draw:connector draw:style-name="gr6" draw:text-style-name="P10" draw:layer="layout" draw:line-skew="0cm -0.513cm -0.839cm" svg:x1="18.565cm" svg:y1="7.422cm" svg:x2="3.789cm" svg:y2="8.505cm" draw:start-shape="id1" draw:start-glue-point="11" draw:end-shape="id4" draw:end-glue-point="3" svg:d="M18565 7422h501v-1609h-16618v2692h1341" svg:viewBox="0 0 16619 2693">
          <text:p/>
        </draw:connector>
        <draw:frame draw:style-name="gr12" draw:text-style-name="P22" draw:layer="layout" svg:width="2.343cm" svg:height="0.962cm" svg:x="7.8cm" svg:y="7.538cm">
          <draw:text-box>
            <text:p><text:span text:style-name="T6">IBUS</text:span></text:p>
          </draw:text-box>
        </draw:frame>
        <draw:connector draw:style-name="gr6" draw:text-style-name="P17" draw:layer="layout" svg:x1="17.965cm" svg:y1="8.528cm" svg:x2="14.6cm" svg:y2="8.5cm" draw:start-shape="id1" draw:start-glue-point="5" draw:end-shape="id3" svg:d="M17965 8528h-1683v-28h-1682" svg:viewBox="0 0 3366 29">
          <text:p/>
        </draw:connector>
        <draw:frame draw:style-name="gr13" draw:text-style-name="P22" draw:layer="layout" svg:width="5.4cm" svg:height="0.962cm" svg:x="19.412cm" svg:y="8.676cm">
          <draw:text-box>
            <text:p><text:span text:style-name="T6">PBU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3" draw:layer="layout" svg:width="16.799cm" svg:height="13.364cm" svg:x="2.1cm" svg:y="14.107cm" presentation:class="notes">
            <draw:text-box>
              <text:p><text:span text:style-name="T7">Let’s simplify the vNA.</text:span></text:p>
              <text:p><text:span text:style-name="T7"/></text:p>
              <text:p><text:span text:style-name="T7"/></text:p>
            </draw:text-box>
          </draw:frame>
        </presentation:notes>
      </draw:page>
      <draw:page draw:name="page3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4" draw:layer="layout" svg:width="21.264cm" svg:height="2.411cm" svg:x="2.572cm" svg:y="2.901cm" presentation:class="title" presentation:user-transformed="true">
          <draw:text-box>
            <text:p text:style-name="P11"><text:span text:style-name="T8">IOb-SoC: directories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Software: C/C++ software programs + python scripts for automation</text:p>
              </text:list-item>
              <text:list-item>
                <text:p>Hardware: verilog hardware descriptions</text:p>
              </text:list-item>
              <text:list-item>
                <text:p>Document: latex documents</text:p>
              </text:list-item>
              <text:list-item>
                <text:p>Submodules: other repositories used by Iob-SoC, uses <text:span text:style-name="T9">git submodule</text:span> technolog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4" draw:layer="layout" svg:width="21.264cm" svg:height="2.411cm" svg:x="2.572cm" svg:y="2.901cm" presentation:class="title" presentation:user-transformed="true">
          <draw:text-box>
            <text:p text:style-name="P11"><text:span text:style-name="T10">IOb-SoC: the </text:span><text:span text:style-name="T11">software</text:span><text:span text:style-name="T10"> directory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Directories</text:p>
                <text:list>
                  <text:list-item>
                    <text:p><text:span text:style-name="T12">firmware</text:span>: the program to run on IOb-SoC (modify to create your own program)</text:p>
                  </text:list-item>
                  <text:list-item>
                    <text:p><text:span text:style-name="T13">Do not edit these:</text:span></text:p>
                    <text:list>
                      <text:list-item>
                        <text:p><text:span text:style-name="T12">bootloader</text:span>: the resident bootloader program</text:p>
                      </text:list-item>
                      <text:list-item>
                        <text:p><text:span text:style-name="T12">console</text:span>: the PC program that communicates with the board</text:p>
                      </text:list-item>
                      <text:list-item>
                        <text:p><text:span text:style-name="T12">python</text:span>: directory of build automation scripts</text:p>
                      </text:list-item>
                    </text:list>
                  </text:list-item>
                </text:list>
              </text:list-item>
              <text:list-item>
                <text:p>Files: (not intended to be edited)</text:p>
                <text:list>
                  <text:list-item>
                    <text:p><text:span text:style-name="T12">software.mk</text:span>: makefile segment for software makefiles</text:p>
                  </text:list-item>
                  <text:list-item>
                    <text:p><text:span text:style-name="T12">system.h</text:span>: system parameters extracted from configurations entered in .mk files </text:p>
                  </text:list-item>
                  <text:list-item>
                    <text:p><text:span text:style-name="T12">template.lds</text:span>: linker scrip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4" draw:layer="layout" svg:width="21.264cm" svg:height="2.411cm" svg:x="2.572cm" svg:y="2.901cm" presentation:class="title" presentation:user-transformed="true">
          <draw:text-box>
            <text:p text:style-name="P11"><text:span text:style-name="T10">Iob-SoC: linker script </text:span></text:p>
          </draw:text-box>
        </draw:frame>
        <draw:frame draw:name="Date Placeholder 3" presentation:style-name="pr6" draw:text-style-name="P25" draw:layer="layout" svg:width="2.573cm" svg:height="0.851cm" svg:x="14.561cm" svg:y="17.201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4.316cm" svg:height="0.851cm" svg:x="17.877cm" svg:y="17.201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2.551cm" svg:height="0.851cm" svg:x="22.673cm" svg:y="17.201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11.994cm" svg:height="11.2cm" svg:x="14.068cm" svg:y="5.583cm" presentation:class="outline" presentation:user-transformed="true">
          <draw:text-box>
            <text:p>SECTIONS {</text:p>
            <text:p><text:s text:c="8"/>.memory : {</text:p>
            <text:p><text:s text:c="16"/>. = 0x000000;</text:p>
            <text:p><text:s text:c="16"/>*(.init);</text:p>
            <text:p><text:s text:c="16"/>*(.text);</text:p>
            <text:p><text:s text:c="16"/>*(*);</text:p>
            <text:p><text:s text:c="16"/>. = ALIGN(4);</text:p>
            <text:p><text:s text:c="16"/>_heap_start = .; </text:p>
            <text:p><text:s text:c="16"/>end = .;</text:p>
            <text:p><text:s text:c="8"/>}</text:p>
            <text:p>}</text:p>
            <text:p/>
          </draw:text-box>
        </draw:frame>
        <draw:frame draw:name="Content Placeholder 2" draw:style-name="gr14" draw:text-style-name="P29" draw:layer="layout" svg:width="11.994cm" svg:height="11.2cm" svg:x="14.068cm" svg:y="5.583cm">
          <draw:text-box>
            <text:p/>
          </draw:text-box>
        </draw:frame>
        <draw:custom-shape draw:style-name="gr15" draw:text-style-name="P30" draw:layer="layout" svg:width="7.166cm" svg:height="1.83cm" svg:x="2.889cm" svg:y="6.57cm">
          <text:p text:style-name="P17"><text:span text:style-name="T14">.init</text:span></text:p>
          <text:p text:style-name="P17"><text:span text:style-name="T15">(this code section is declared</text:span></text:p>
          <text:p text:style-name="P17"><text:span text:style-name="T15">in the code itself)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7.166cm" svg:height="3.838cm" svg:x="2.889cm" svg:y="8.4cm">
          <text:p text:style-name="P17"><text:span text:style-name="T14">.text</text:span></text:p>
          <text:p text:style-name="P17"><text:span text:style-name="T15">(all other unidentified code sections)</text:span></text:p>
          <draw:enhanced-geometry svg:viewBox="0 0 21600 21600" draw:type="rectangle" draw:enhanced-path="M 0 0 L 21600 0 21600 21600 0 21600 0 0 Z N"/>
        </draw:custom-shape>
        <draw:custom-shape draw:style-name="gr17" draw:text-style-name="P32" draw:layer="layout" svg:width="7.166cm" svg:height="2.668cm" svg:x="2.889cm" svg:y="13.87cm">
          <text:p text:style-name="P17"><text:span text:style-name="T14">Dynamically</text:span></text:p>
          <text:p text:style-name="P17"><text:span text:style-name="T14">allocated data</text:span></text:p>
          <draw:enhanced-geometry svg:viewBox="0 0 21600 21600" draw:type="rectangle" draw:enhanced-path="M 0 0 L 21600 0 21600 21600 0 21600 0 0 Z N"/>
        </draw:custom-shape>
        <draw:custom-shape draw:style-name="gr18" draw:text-style-name="P33" draw:layer="layout" svg:width="7.166cm" svg:height="1.7cm" svg:x="2.889cm" svg:y="12.17cm">
          <text:p text:style-name="P17"><text:span text:style-name="T14">Statically allocated data</text:span></text:p>
          <text:p text:style-name="P17"><text:span text:style-name="T15">(global and local static variables)</text:span></text:p>
          <draw:enhanced-geometry svg:viewBox="0 0 21600 21600" draw:type="rectangle" draw:enhanced-path="M 0 0 L 21600 0 21600 21600 0 21600 0 0 Z N"/>
        </draw:custom-shape>
        <draw:line draw:style-name="gr19" draw:text-style-name="P34" draw:layer="layout" svg:x1="16.581cm" svg:y1="11.222cm" svg:x2="10.055cm" svg:y2="13.163cm">
          <text:p/>
        </draw:line>
        <draw:line draw:style-name="gr19" draw:text-style-name="P34" draw:layer="layout" svg:x1="16.625cm" svg:y1="8.114cm" svg:x2="10.055cm" svg:y2="6.57cm">
          <text:p/>
        </draw:line>
        <draw:line draw:style-name="gr19" draw:text-style-name="P34" draw:layer="layout" svg:x1="16.691cm" svg:y1="14.486cm" svg:x2="10.187cm" svg:y2="16.514cm">
          <text:p/>
        </draw:line>
        <draw:line draw:style-name="gr19" draw:text-style-name="P34" draw:layer="layout" svg:x1="16.515cm" svg:y1="13.383cm" svg:x2="10.055cm" svg:y2="13.87cm">
          <text:p/>
        </draw:line>
        <draw:frame draw:style-name="gr20" draw:text-style-name="P35" draw:layer="layout" svg:width="6.941cm" svg:height="0.725cm" svg:x="7.188cm" svg:y="16.783cm">
          <draw:text-box>
            <text:p><text:span text:style-name="T15">Also the initial Stack Pointer Val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4" draw:layer="layout" svg:width="21.264cm" svg:height="2.411cm" svg:x="2.572cm" svg:y="2.901cm" presentation:class="title" presentation:user-transformed="true">
          <draw:text-box>
            <text:p text:style-name="P11"><text:span text:style-name="T10">IOb-SoC: the </text:span><text:span text:style-name="T11">firmware</text:span><text:span text:style-name="T10"> directory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6">Files </text:span>(visit &amp; understand)</text:p>
                <text:list>
                  <text:list-item>
                    <text:p><text:span text:style-name="T12">Makefile</text:span>: firmware top build script</text:p>
                    <text:list>
                      <text:list-item>
                        <text:p>Includes software.mk </text:p>
                      </text:list-item>
                    </text:list>
                  </text:list-item>
                  <text:list-item>
                    <text:p><text:span text:style-name="T12">firmware.S</text:span><text:span text:style-name="T13">: the assembly start file</text:span></text:p>
                    <text:list>
                      <text:list-item>
                        <text:p><text:span text:style-name="T13">Includes system.h</text:span></text:p>
                      </text:list-item>
                    </text:list>
                  </text:list-item>
                  <text:list-item>
                    <text:p><text:span text:style-name="T12">firmware.c</text:span><text:span text:style-name="T13">: the firmware C program</text:span></text:p>
                    <text:list>
                      <text:list-item>
                        <text:p><text:span text:style-name="T13">Includes system.h</text:span>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4" draw:layer="layout" svg:width="21.264cm" svg:height="2.411cm" svg:x="2.572cm" svg:y="2.901cm" presentation:class="title" presentation:user-transformed="true">
          <draw:text-box>
            <text:p text:style-name="P11"><text:span text:style-name="T10">Iob-SoC: bootloader, console, python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7">Bootloader</text:span></text:p>
                <text:list>
                  <text:list-item>
                    <text:p><text:span text:style-name="T17">Same structure as firmware</text:span></text:p>
                    <text:list>
                      <text:list-item>
                        <text:p><text:span text:style-name="T17">it is a normal program but used to boot the system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Console</text:span></text:p>
                <text:list>
                  <text:list-item>
                    <text:p><text:span text:style-name="T17">Compiled and run on the PC using </text:span><text:span text:style-name="T18">normal</text:span><text:span text:style-name="T17"> gcc</text:span></text:p>
                  </text:list-item>
                  <text:list-item>
                    <text:p><text:span text:style-name="T17">Communicates with the target board where Iob-SoC is </text:span><text:span text:style-name="T17">running via USB(TX)→RS232 (UART) → USB(RX)</text:span></text:p>
                  </text:list-item>
                  <text:list-item>
                    <text:p><text:span text:style-name="T17">(Sends the firmware to target and) commands it to run</text:span></text:p>
                  </text:list-item>
                  <text:list-item>
                    <text:p><text:span text:style-name="T17">May be run repeatedly during debug</text:span></text:p>
                  </text:list-item>
                </text:list>
              </text:list-item>
              <text:list-item>
                <text:p><text:span text:style-name="T17">Python:</text:span></text:p>
                <text:list>
                  <text:list-item>
                    <text:p><text:span text:style-name="T17">Contains scripts that are too cumbersome to do with </text:span><text:span text:style-name="T17">Make commands or bash commands in the Make </text:span><text:span text:style-name="T17">reci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4" draw:layer="layout" svg:width="21.264cm" svg:height="2.411cm" svg:x="2.572cm" svg:y="2.901cm" presentation:class="title" presentation:user-transformed="true">
          <draw:text-box>
            <text:p text:style-name="P11"><text:span text:style-name="T10">IOb-SoC: the </text:span><text:span text:style-name="T11">hardware</text:span><text:span text:style-name="T10"> directory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6">Directories </text:span><text:s/>(not intended to be edited)</text:p>
                <text:list>
                  <text:list-item>
                    <text:p><text:span text:style-name="T12">src</text:span>: the basic system verilog files</text:p>
                  </text:list-item>
                  <text:list-item>
                    <text:p><text:span text:style-name="T12">testbench</text:span>: Verilog testbench</text:p>
                  </text:list-item>
                  <text:list-item>
                    <text:p><text:span text:style-name="T12">include</text:span>: the Verilog header files (shared by many files)</text:p>
                  </text:list-item>
                  <text:list-item>
                    <text:p><text:span text:style-name="T12">simulation</text:span>: build and run directories</text:p>
                  </text:list-item>
                  <text:list-item>
                    <text:p><text:span text:style-name="T19">fpga</text:span><text:span text:style-name="T20">: </text:span><text:span text:style-name="T13">build and run directories</text:span></text:p>
                  </text:list-item>
                  <text:list-item>
                    <text:p><text:span text:style-name="T19">asic</text:span><text:span text:style-name="T20">: </text:span><text:span text:style-name="T13">build and run directories</text:span></text:p>
                  </text:list-item>
                </text:list>
              </text:list-item>
              <text:list-item>
                <text:p>Files: (not intended to be edited)</text:p>
                <text:list>
                  <text:list-item>
                    <text:p><text:span text:style-name="T12">hardware.mk</text:span>: makefile segment for hardware makefiles (simulation, fpga and asic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4" draw:layer="layout" svg:width="21.264cm" svg:height="2.411cm" svg:x="2.572cm" svg:y="2.901cm" presentation:class="title" presentation:user-transformed="true">
          <draw:text-box>
            <text:p text:style-name="P11"><text:span text:style-name="T10">IOb-SoC: the </text:span><text:span text:style-name="T11">hardware/src</text:span><text:span text:style-name="T10"> directory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Contains <text:span text:style-name="T12">Verilog</text:span> modules</text:p>
              </text:list-item>
              <text:list-item>
                <text:p>Verilog is a hardware <text:span text:style-name="T12">DESCRIPTION </text:span><text:span text:style-name="T12">language</text:span></text:p>
              </text:list-item>
              <text:list-item>
                <text:p><text:span text:style-name="T13">Verilog is </text:span><text:span text:style-name="T12">not a programming language</text:span></text:p>
              </text:list-item>
              <text:list-item>
                <text:p><text:span text:style-name="T13">We are describing </text:span><text:span text:style-name="T12">circuits</text:span><text:span text:style-name="T13"> not procedures</text:span></text:p>
              </text:list-item>
              <text:list-item>
                <text:p><text:span text:style-name="T13">We use procedures to describe circui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bench and Unit Under Test (UUT)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24" draw:layer="layout" svg:width="21.264cm" svg:height="2.411cm" svg:x="2.065cm" svg:y="4.026cm" presentation:class="title" presentation:user-transformed="true">
          <draw:text-box>
            <text:p text:style-name="P11"><text:span text:style-name="T10">Verilog module (a digital circuit)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21" draw:text-style-name="P37" xml:id="id7" draw:id="id7" draw:layer="layout" svg:width="5.988cm" svg:height="5.178cm" svg:x="6.328cm" svg:y="7.408cm">
          <text:p text:style-name="P36"><text:span text:style-name="T21">Verilog module</text:span></text:p>
          <text:p text:style-name="P36"><text:span text:style-name="T22">A Digit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2" draw:text-style-name="P39" xml:id="id9" draw:id="id9" draw:layer="layout" svg:width="2.226cm" svg:height="1.013cm" svg:x="0.926cm" svg:y="7.2cm">
          <text:p text:style-name="P38"><text:span text:style-name="T23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2" draw:text-style-name="P39" xml:id="id8" draw:id="id8" draw:layer="layout" svg:width="2.726cm" svg:height="1.013cm" svg:x="15.726cm" svg:y="7.607cm">
          <text:p text:style-name="P38"><text:span text:style-name="T23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22" draw:text-style-name="P39" xml:id="id10" draw:id="id10" draw:layer="layout" svg:width="7.861cm" svg:height="1.013cm" svg:x="14.583cm" svg:y="15.226cm">
          <text:p text:style-name="P38"><text:span text:style-name="T23">Inouts (bidirectional wir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3" draw:text-style-name="P17" draw:layer="layout" svg:x1="12.316cm" svg:y1="9.997cm" svg:x2="15.726cm" svg:y2="8.113cm" draw:start-shape="id7" draw:start-glue-point="1" draw:end-shape="id8" draw:end-glue-point="3" svg:d="M12316 9997h1712v-1884h1698" svg:viewBox="0 0 3411 1885">
          <text:p/>
        </draw:connector>
        <draw:connector draw:style-name="gr23" draw:text-style-name="P17" draw:layer="layout" svg:x1="3.152cm" svg:y1="7.706cm" svg:x2="6.328cm" svg:y2="9.997cm" draw:start-shape="id9" draw:start-glue-point="1" draw:end-shape="id7" svg:d="M3152 7706h1582v2291h1594" svg:viewBox="0 0 3177 2292">
          <text:p/>
        </draw:connector>
        <draw:connector draw:style-name="gr24" draw:text-style-name="P17" draw:layer="layout" svg:x1="9.322cm" svg:y1="12.586cm" svg:x2="14.583cm" svg:y2="15.732cm" draw:start-shape="id7" draw:start-glue-point="2" draw:end-shape="id10" draw:end-glue-point="3" svg:d="M9322 12586v3146h5261" svg:viewBox="0 0 5262 3147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24" draw:layer="layout" svg:width="21.264cm" svg:height="2.411cm" svg:x="7.965cm" svg:y="0.826cm" presentation:class="title" presentation:user-transformed="true">
          <draw:text-box>
            <text:p text:style-name="P11"><text:span text:style-name="T10">Verilog module (a circuit)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5" draw:text-style-name="P40" draw:layer="layout" svg:width="16.923cm" svg:height="12.338cm" svg:x="4.168cm" svg:y="4.541cm">
          <draw:text-box>
            <text:p><text:span text:style-name="T24">module</text:span> my_unimaginable_peripheral</text:p>
            <text:p><text:s text:c="3"/>(</text:p>
            <text:p><text:s text:c="4"/><text:span text:style-name="T25">input</text:span> <text:s text:c="19"/>clk,</text:p>
            <text:p><text:s text:c="4"/>input <text:s text:c="20"/>rst,</text:p>
            <text:p/>
            <text:p><text:s text:c="4"/>// native bus</text:p>
            <text:p><text:s text:c="4"/>input <text:s text:c="41"/>valid,</text:p>
            <text:p><text:s text:c="4"/>input <text:s text:c="3"/>[`SRAM_ADDR_W-3:0] addr,</text:p>
            <text:p><text:s text:c="4"/>input <text:s text:c="3"/>[`DATA_W-1:0] <text:s text:c="13"/>wdata, //used for booting</text:p>
            <text:p><text:s text:c="4"/>input <text:s text:c="3"/>[`DATA_W/8-1:0] <text:s text:c="10"/>wstrb, //used for booting</text:p>
            <text:p><text:s text:c="4"/>output <text:s/>[`DATA_W-1:0] <text:s text:c="13"/>rdata,</text:p>
            <text:p><text:s text:c="4"/><text:span text:style-name="T26">output</text:span> <text:s text:c="37"/>ready</text:p>
            <text:p>);</text:p>
            <text:p/>
            <text:p>//description of module goes here</text:p>
            <text:p/>
            <text:p><text:span text:style-name="T25">end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24" draw:layer="layout" svg:width="21.264cm" svg:height="2.411cm" svg:x="2.065cm" svg:y="4.026cm" presentation:class="title" presentation:user-transformed="true">
          <draw:text-box>
            <text:p text:style-name="P11"><text:span text:style-name="T10">The testbench directory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Snip Single Corner Rectangle 6" draw:style-name="gr26" draw:text-style-name="P41" draw:layer="layout" svg:width="17.053cm" svg:height="9.78cm" svg:x="3.038cm" svg:y="7.165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draw:custom-shape draw:name="TextBox 7" draw:style-name="gr22" draw:text-style-name="P39" draw:layer="layout" svg:width="4.52cm" svg:height="1.013cm" svg:x="3.438cm" svg:y="7.386cm">
          <text:p text:style-name="P38"><text:span text:style-name="T23">The testben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7" draw:text-style-name="P37" draw:layer="layout" svg:width="3.638cm" svg:height="1.895cm" svg:x="8.678cm" svg:y="10.691cm">
          <text:p text:style-name="P36"><text:span text:style-name="T22">U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9" draw:style-name="gr28" draw:text-style-name="P42" draw:layer="layout" svg:width="1.067cm" svg:height="0.906cm" svg:x="14.672cm" svg:y="13.2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8" draw:text-style-name="P42" draw:layer="layout" svg:width="1.067cm" svg:height="0.906cm" svg:x="14.672cm" svg:y="8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29" draw:text-style-name="P43" draw:layer="layout" svg:width="1.067cm" svg:height="0.906cm" svg:x="4.688cm" svg:y="9.42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29" draw:text-style-name="P43" draw:layer="layout" svg:width="1.067cm" svg:height="0.906cm" svg:x="4.688cm" svg:y="13.9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bow Connector 15" draw:style-name="gr30" draw:text-style-name="P44" draw:layer="layout" svg:width="1.351cm" svg:height="5.275cm" draw:transform="rotate (-1.5707963267949) translate (10.482cm 12.57cm)">
          <text:p/>
          <draw:enhanced-geometry draw:mirror-horizontal="tru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7" draw:style-name="gr31" draw:text-style-name="P44" draw:layer="layout" svg:width="1.308cm" svg:height="3.455cm" draw:transform="rotate (-1.5707963267949) translate (8.662cm 10.329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21" draw:style-name="gr22" draw:text-style-name="P39" draw:layer="layout" svg:width="4.656cm" svg:height="1.013cm" svg:x="3.275cm" svg:y="11.857cm">
          <text:p text:style-name="P38"><text:span text:style-name="T23">Signal 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3" draw:style-name="gr32" draw:text-style-name="P44" draw:layer="layout" svg:width="1.267cm" svg:height="4.173cm" draw:transform="rotate (-1.5707963267949) translate (14.656cm 9.406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25" draw:style-name="gr33" draw:text-style-name="P44" draw:layer="layout" svg:width="2.353cm" svg:height="2.076cm" svg:x="12.318cm" svg:y="11.63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30" draw:style-name="gr22" draw:text-style-name="P39" draw:layer="layout" svg:width="5.147cm" svg:height="1.013cm" svg:x="12.991cm" svg:y="10.456cm">
          <text:p text:style-name="P38"><text:span text:style-name="T23">Signal analyz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31" draw:style-name="gr34" draw:text-style-name="P45" draw:layer="layout" svg:width="2.089cm" svg:height="1.465cm" svg:x="17.091cm" svg:y="11.621cm">
          <text:p text:style-name="P36"><text:span text:style-name="T22">Pass/Fai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Elbow Connector 33" draw:style-name="gr35" draw:text-style-name="P44" draw:layer="layout" svg:width="2.395cm" svg:height="0.627cm" svg:x="15.74cm" svg:y="13.071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36" draw:style-name="gr36" draw:text-style-name="P44" draw:layer="layout" svg:width="2.395cm" svg:height="2.197cm" svg:x="15.74cm" svg:y="9.422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Box 37" draw:style-name="gr22" draw:text-style-name="P39" draw:layer="layout" svg:width="1.913cm" svg:height="1.013cm" svg:x="6.306cm" svg:y="10.684cm">
          <text:p text:style-name="P38"><text:span text:style-name="T23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22" draw:text-style-name="P39" draw:layer="layout" svg:width="2.408cm" svg:height="1.013cm" svg:x="10.858cm" svg:y="8.556cm">
          <text:p text:style-name="P38"><text:span text:style-name="T23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0" draw:style-name="gr37" draw:text-style-name="P44" draw:layer="layout" svg:width="0.54cm" svg:height="1.145cm" svg:x="4.111cm" svg:y="10.67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2" draw:style-name="gr38" draw:text-style-name="P44" draw:layer="layout" svg:width="0.283cm" svg:height="0.9cm" svg:x="4.311cm" svg:y="12.7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9" draw:text-style-name="P44" draw:layer="layout" svg:width="0.787cm" svg:height="0.768cm" svg:x="13.706cm" svg:y="9.8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2" draw:style-name="gr40" draw:text-style-name="P44" draw:layer="layout" svg:width="0.456cm" svg:height="1.407cm" svg:x="14.372cm" svg:y="11.5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24" draw:layer="layout" svg:width="21.264cm" svg:height="2.411cm" svg:x="7.965cm" svg:y="0.826cm" presentation:class="title" presentation:user-transformed="true">
          <draw:text-box>
            <text:p text:style-name="P11"><text:span text:style-name="T10">Verilog testbench</text:span><text:span text:style-name="T10"><text:line-break/></text:span><text:span text:style-name="T10">(not a real circuit!)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1" draw:text-style-name="P46" draw:layer="layout" svg:width="10.722cm" svg:height="5.228cm" svg:x="7.255cm" svg:y="7.892cm">
          <draw:text-box>
            <text:p><text:span text:style-name="T27">module</text:span><text:span text:style-name="T14"> my_megapower_testbench;</text:span></text:p>
            <text:p><text:span text:style-name="T14"/></text:p>
            <text:p><text:span text:style-name="T14">//description of test hardware</text:span></text:p>
            <text:p><text:span text:style-name="T14"/></text:p>
            <text:p><text:span text:style-name="T14">//instance of the Unit Under Test</text:span></text:p>
            <text:p><text:span text:style-name="T14"/></text:p>
            <text:p><text:span text:style-name="T28">endmodule</text:span></text:p>
          </draw:text-box>
        </draw:frame>
        <draw:frame draw:style-name="gr42" draw:text-style-name="P46" draw:layer="layout" svg:width="7.965cm" svg:height="0.962cm" svg:x="3.264cm" svg:y="5.402cm">
          <draw:text-box>
            <text:p><text:span text:style-name="T14">Used in Verilog simulatio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_2b__20_Content" presentation:presentation-page-layout-name="AL2T11">
        <office:forms form:automatic-focus="false" form:apply-design-mode="false"/>
        <draw:frame draw:name="Title 1" presentation:style-name="pr9" draw:text-style-name="P24" draw:layer="layout" svg:width="21.264cm" svg:height="2.411cm" svg:x="7.965cm" svg:y="0.826cm" presentation:class="title" presentation:user-transformed="true">
          <draw:text-box>
            <text:p text:style-name="P11"><text:span text:style-name="T10">Verilog header files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43" draw:text-style-name="P46" draw:layer="layout" svg:width="19.954cm" svg:height="11.465cm" svg:x="4.124cm" svg:y="5.159cm">
          <draw:text-box>
            <text:p><text:span text:style-name="T27">`include “</text:span><text:span text:style-name="T29">my_humble_header_file.vh</text:span><text:span text:style-name="T27">”</text:span></text:p>
            <text:p><text:span text:style-name="T30">// this like the C language #include</text:span></text:p>
            <text:p><text:span text:style-name="T27"/></text:p>
            <text:p><text:span text:style-name="T30">module</text:span><text:span text:style-name="T14"> my_megapower_testbench;</text:span></text:p>
            <text:p><text:span text:style-name="T14"/></text:p>
            <text:p><text:span text:style-name="T14">//description of test hardware</text:span></text:p>
            <text:p><text:span text:style-name="T14"/></text:p>
            <text:p><text:span text:style-name="T14">//instance of the Unit Under Test</text:span></text:p>
            <text:p><text:span text:style-name="T14"/></text:p>
            <text:p><text:span text:style-name="T31">endmodu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4" draw:layer="layout" svg:width="21.264cm" svg:height="2.411cm" svg:x="2.572cm" svg:y="2.901cm" presentation:class="title" presentation:user-transformed="true">
          <draw:text-box>
            <text:p text:style-name="P11"><text:span text:style-name="T10">IOb-SoC: the </text:span><text:span text:style-name="T11">simulation</text:span><text:span text:style-name="T10"> directory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Contains simulation build and run directories, one directory per simulator</text:p>
                <text:list>
                  <text:list-item>
                    <text:p>Only the icarus simulator will be used </text:p>
                    <text:list>
                      <text:list-item>
                        <text:p>The icarus directory only has a simulation makefile (visit)</text:p>
                      </text:list-item>
                    </text:list>
                  </text:list-item>
                </text:list>
              </text:list-item>
              <text:list-item>
                <text:p><text:span text:style-name="T13">Files:</text:span></text:p>
                <text:list>
                  <text:list-item>
                    <text:p><text:span text:style-name="T13">the simulation.mk makefile segment (visit)</text:span></text:p>
                  </text:list-item>
                  <text:list-item>
                    <text:p><text:span text:style-name="T13">The waves.gtkw input file for the gtkwave program</text:span></text:p>
                  </text:list-item>
                </text:list>
                <text:p><text:span text:style-name="T1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4" draw:layer="layout" svg:width="21.264cm" svg:height="2.411cm" svg:x="2.572cm" svg:y="2.901cm" presentation:class="title" presentation:user-transformed="true">
          <draw:text-box>
            <text:p text:style-name="P11"><text:span text:style-name="T10">IOb-SoC: the </text:span><text:span text:style-name="T11">document</text:span><text:span text:style-name="T10"> directory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Contains document build directories, one directory per document type</text:p>
                <text:list>
                  <text:list-item>
                    <text:p>pb: product brief </text:p>
                    <text:list>
                      <text:list-item>
                        <text:p>Makefile</text:p>
                      </text:list-item>
                      <text:list-item>
                        <text:p>.tex files</text:p>
                      </text:list-item>
                      <text:list-item>
                        <text:p>.pdf file for easy viewing</text:p>
                      </text:list-item>
                      <text:list-item>
                        <text:p>Private <text:span text:style-name="T12">figures</text:span><text:span text:style-name="T13"> directory</text:span></text:p>
                      </text:list-item>
                    </text:list>
                  </text:list-item>
                  <text:list-item>
                    <text:p>presentation: slide presentation</text:p>
                  </text:list-item>
                </text:list>
              </text:list-item>
              <text:list-item>
                <text:p><text:span text:style-name="T13">Contains the </text:span><text:span text:style-name="T12">figures</text:span><text:span text:style-name="T13"> directory</text:span></text:p>
                <text:list>
                  <text:list-item>
                    <text:p><text:span text:style-name="T13">Figures that are shared among different documents</text:span></text:p>
                  </text:list-item>
                </text:list>
                <text:p><text:span text:style-name="T1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_2b__20_Content" presentation:presentation-page-layout-name="AL2T11">
        <office:forms form:automatic-focus="false" form:apply-design-mode="false"/>
        <draw:frame draw:name="Title 1" presentation:style-name="pr5" draw:text-style-name="P24" draw:layer="layout" svg:width="21.264cm" svg:height="2.411cm" svg:x="2.572cm" svg:y="2.901cm" presentation:class="title" presentation:user-transformed="true">
          <draw:text-box>
            <text:p text:style-name="P11"><text:span text:style-name="T10">IOb-SoC: the </text:span><text:span text:style-name="T11">submodules</text:span><text:span text:style-name="T10"> directory</text:span></text:p>
          </draw:text-box>
        </draw:frame>
        <draw:frame draw:name="Date Placeholder 3" presentation:style-name="pr6" draw:text-style-name="P25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20-10-06">06-10-2020</text:date></text:span></text:p>
          </draw:text-box>
        </draw:frame>
        <draw:frame draw:name="Footer Placeholder 4" presentation:style-name="pr6" draw:text-style-name="P26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27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Content Placeholder 2" presentation:style-name="pr8" draw:layer="layout" svg:width="23.919cm" svg:height="11.2cm" svg:x="1.081cm" svg:y="6.2cm" presentation:class="outline" presentation:user-transformed="true">
          <draw:text-box>
            <text:list text:style-name="L3">
              <text:list-item>
                <text:p><text:span text:style-name="T13">System submodules</text:span></text:p>
                <text:list>
                  <text:list-item>
                    <text:p><text:span text:style-name="T13">CPU</text:span></text:p>
                  </text:list-item>
                  <text:list-item>
                    <text:p><text:span text:style-name="T13">CACHE</text:span></text:p>
                  </text:list-item>
                  <text:list-item>
                    <text:p><text:span text:style-name="T13">UART</text:span></text:p>
                  </text:list-item>
                </text:list>
              </text:list-item>
              <text:list-item>
                <text:p><text:span text:style-name="T13">A git submodule is a pointer to another git </text:span><text:span text:style-name="T13">repository</text:span></text:p>
                <text:list>
                  <text:list-item>
                    <text:p><text:span text:style-name="T13">Allows for modular and distributed development :-)</text:span></text:p>
                  </text:list-item>
                  <text:list-item>
                    <text:p><text:span text:style-name="T13">Easy to add with the git submodule add &lt;url&gt; </text:span><text:span text:style-name="T13">path/to/the/submodule :-)</text:span></text:p>
                  </text:list-item>
                  <text:list-item>
                    <text:p><text:span text:style-name="T20">Not so easy to remove: <text:s/></text:span><text:span text:style-name="T13">git submodule remove does not </text:span><text:span text:style-name="T13">exist :-(</text:span></text:p>
                  </text:list-item>
                </text:list>
              </text:list-item>
              <text:list-item>
                <text:p><text:span text:style-name="T13">The way the system collects hardware and </text:span><text:span text:style-name="T13">software components from the submodules </text:span><text:span text:style-name="T13">and assembles them in the system is the </text:span><text:span text:style-name="T13">topic of the next class.</text:span></text:p>
                <text:p><text:span text:style-name="T13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06">06-10-2020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</text:span><text:span text:style-name="MT2">Instituto Superior </text:span><text:span text:style-name="MT2">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</text:span><text:span text:style-name="MT3">k to </text:span><text:span text:style-name="MT3">edit </text:span><text:span text:style-name="MT3">Mas</text:span><text:span text:style-name="MT3">ter </text:span><text:span text:style-name="MT3">title </text:span><text:span text:style-name="MT3">styl</text:span><text:span text:style-name="MT3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</text:span><text:span text:style-name="MT4">to </text:span><text:span text:style-name="MT4">edit </text:span><text:span text:style-name="MT4">Mast</text:span><text:span text:style-name="MT4">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0-10-06">06-10-2020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</text:span><text:span text:style-name="MT2">Instituto Superior </text:span><text:span text:style-name="MT2">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68</meta:editing-cycles>
    <meta:creation-date>2014-07-21T10:31:21</meta:creation-date>
    <dc:date>2020-10-06T18:16:23.769542571</dc:date>
    <meta:editing-duration>P2DT21H34M9S</meta:editing-duration>
    <meta:generator>LibreOffice/6.0.7.3$Linux_X86_64 LibreOffice_project/00m0$Build-3</meta:generator>
    <meta:document-statistic meta:object-count="204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  <meta:template xlink:type="simple" xlink:actuate="onRequest" xlink:title="Template-Powerpoint-IST_1.thmx" xlink:href=""/>
  </office:meta>
</office:document-meta>
</file>